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venir LT W05_55 Roman" svg:font-family="'Avenir LT W05_55 Roman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6a8" officeooo:paragraph-rsid="0016d6a8"/>
    </style:style>
    <style:style style:name="P2" style:family="paragraph" style:parent-style-name="Standard">
      <style:text-properties officeooo:rsid="0018c2c5" officeooo:paragraph-rsid="0018c2c5"/>
    </style:style>
    <style:style style:name="P3" style:family="paragraph" style:parent-style-name="Standard">
      <style:text-properties officeooo:paragraph-rsid="001b88fb"/>
    </style:style>
    <style:style style:name="P4" style:family="paragraph" style:parent-style-name="Standard">
      <style:text-properties officeooo:paragraph-rsid="001d4cc5"/>
    </style:style>
    <style:style style:name="T1" style:family="text">
      <style:text-properties officeooo:rsid="0016d6a8"/>
    </style:style>
    <style:style style:name="T2" style:family="text">
      <style:text-properties fo:font-variant="normal" fo:text-transform="none" fo:color="#161919" loext:opacity="100%" style:font-name="Avenir LT W05_55 Roman" fo:font-size="12pt" fo:letter-spacing="normal" fo:font-style="normal" fo:font-weight="normal"/>
    </style:style>
    <style:style style:name="T3" style:family="text">
      <style:text-properties officeooo:rsid="0019c6fa"/>
    </style:style>
    <style:style style:name="T4" style:family="text">
      <style:text-properties officeooo:rsid="001b88fb"/>
    </style:style>
    <style:style style:name="T5" style:family="text">
      <style:text-properties officeooo:rsid="001d4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RAS EXPLOTANDO LITIO CATAMARQUEÑO</text:p>
      <text:p text:style-name="P1"/>
      <text:p text:style-name="Standard"><text:span text:style-name="T1">1) <text:s/></text:span>Recursos Latinos S.A. <text:s text:c="25"/>/// <text:span text:style-name="T2">Ciudad de Buenos Aires</text:span> </text:p>
      <text:p text:style-name="P3"><text:span text:style-name="T1">2) Lithium Energi Exploration Inc. <text:s text:c="9"/>/// </text:span><text:span text:style-name="T4">Toronto, Ontario, Canada</text:span></text:p>
      <text:p text:style-name="P3"><text:tab/>&gt;Lithium Energi Argentina S.A. /// <text:span text:style-name="T3">Catamarca, </text:span><text:span text:style-name="T5">Argentina</text:span></text:p>
      <text:p text:style-name="Standard"><text:span text:style-name="T1">3) <text:s/></text:span>Galan Lithium Limited <text:s text:c="20"/>/// <text:span text:style-name="T4">Perth Western, Australia</text:span></text:p>
      <text:p text:style-name="Standard"><text:span text:style-name="T1">4) <text:s/></text:span>Elevado Gold <text:s text:c="34"/>/// <text:s/><text:span text:style-name="T5">San Juan, Argentina</text:span></text:p>
      <text:p text:style-name="P4"><text:span text:style-name="T1">5) <text:s/></text:span>AbraSilver Resources Corp <text:s text:c="11"/>/// <text:s text:c="2"/><text:span text:style-name="T4">Toronto, Ontario, Canada</text:span></text:p>
      <text:p text:style-name="Standard"><text:span text:style-name="T1">6) <text:s/></text:span>YMAD <text:s text:c="42"/>/// <text:s text:c="3"/>Catamarca, Argentina</text:p>
      <text:p text:style-name="Standard"><text:span text:style-name="T1">7) <text:s/></text:span>Livent Corporation <text:s text:c="22"/>///</text:p>
      <text:p text:style-name="Standard"><text:span text:style-name="T1">8) <text:s/></text:span>Galan Lithium Limited</text:p>
      <text:p text:style-name="Standard"><text:span text:style-name="T1">9) <text:s/></text:span>Argentina Litio y Energía S.A.</text:p>
      <text:p text:style-name="Standard"><text:span text:style-name="T1">10) </text:span>Pampa Exploraciones</text:p>
      <text:p text:style-name="Standard"><text:span text:style-name="T1">11) </text:span>Lake Resources</text:p>
      <text:p text:style-name="Standard"><text:span text:style-name="T1">12) </text:span>NRG Metals Argentina S.A.</text:p>
      <text:p text:style-name="Standard"><text:span text:style-name="T1">13) </text:span>Ultra Argentina S.R.L. (Luis Manuel Álvarez)</text:p>
      <text:p text:style-name="Standard"><text:span text:style-name="T1">14) </text:span>Yamana Gold Inc.</text:p>
      <text:p text:style-name="Standard"><text:span text:style-name="T1">15) </text:span>Revotech Asia Limited</text:p>
      <text:p text:style-name="Standard"><text:span text:style-name="T1">16) </text:span>Allkem Ltd.</text:p>
      <text:p text:style-name="Standard"><text:span text:style-name="T1">17) </text:span>Albemarle Argentina S.R.L.</text:p>
      <text:p text:style-name="Standard"><text:span text:style-name="T1">18) </text:span>Antofalla Minerals S.A (Marcelo López Acuña)</text:p>
      <text:p text:style-name="Standard"><text:span text:style-name="T1">19) </text:span>Elevado Gold</text:p>
      <text:p text:style-name="Standard"><text:span text:style-name="T1">20) </text:span>Zijin Mining Group Ltd.</text:p>
      <text:p text:style-name="Standard"><text:span text:style-name="T1">21) </text:span>Pampa Exploraciones</text:p>
      <text:p text:style-name="Standard"><text:span text:style-name="T1">22) </text:span>Minera Santa Rita S.R.L.</text:p>
      <text:p text:style-name="Standard"/>
      <text:p text:style-name="P2">FUENTE: <text:a xlink:type="simple" xlink:href="https://mapas.produccion.gob.ar/sig/visor/mineria/" text:style-name="Internet_20_link" text:visited-style-name="Visited_20_Internet_20_Link">https://mapas.produccion.gob.ar/sig/visor/mineria/</text:a> (capa “proyectos por mineral” analizada en QGI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venir LT W05_55 Roman" svg:font-family="'Avenir LT W05_55 Roman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3:15:36.055000000</meta:creation-date>
    <dc:date>2022-09-10T14:12:13.899000000</dc:date>
    <meta:editing-duration>PT19M39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5" meta:word-count="136" meta:character-count="1105" meta:non-whitespace-character-count="815"/>
  </office:meta>
</office:document-meta>
</file>